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ypovaný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dstavba JavaScriptu</text:p>
              </text:list-item>
              <text:list-item>
                <text:p>Typová kontrola</text:p>
              </text:list-item>
              <text:list-item>
                <text:p>JS kód je validní TS kód</text:p>
              </text:list-item>
              <text:list-item>
                <text:p>Třídy</text:p>
              </text:list-item>
              <text:list-item>
                <text:p>Dědičnost</text:p>
              </text:list-item>
              <text:list-item>
                <text:p>Rozhra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nstal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stalace node.js (<text:a xlink:href="https://nodejs.org/" xlink:type="simple">https://nodejs.org</text:a>)</text:p>
              </text:list-item>
              <text:list-item>
                <text:p>npm install -g typescript (kompilátor pro TS)</text:p>
              </text:list-item>
              <text:list-item>
                <text:p>npm install -g webpack (pakování kódu)</text:p>
              </text:list-item>
              <text:list-item>
                <text:p>npm install -g typings (typování JS kó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tové ty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mitivní (předávané hodnotou)</text:p>
                <text:list>
                  <text:list-item>
                    <text:p>boolean</text:p>
                  </text:list-item>
                  <text:list-item>
                    <text:p>number</text:p>
                  </text:list-item>
                  <text:list-item>
                    <text:p>string</text:p>
                  </text:list-item>
                </text:list>
              </text:list-item>
              <text:list-item>
                <text:p>Komplexní (předávané referencí)</text:p>
                <text:list>
                  <text:list-item>
                    <text:p>object</text:p>
                  </text:list-item>
                  <text:list-item>
                    <text:p>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oměnné a konsta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 myNum: number = 56;</text:p>
              </text:list-item>
              <text:list-item>
                <text:p>let myObj: MyClass = new MyClass();</text:p>
              </text:list-item>
              <text:list-item>
                <text:p>const myConst: string = „prdel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unkce</text:p>
          </draw:text-box>
        </draw:frame>
        <draw:frame draw:style-name="gr2" draw:text-style-name="P2" draw:layer="layout" svg:width="23.2cm" svg:height="4.469cm" svg:x="2.2cm" svg:y="5cm">
          <draw:text-box>
            <text:p>function myFunc(arg1: string, arg2: number, arg3: any): void {}</text:p>
            <text:p/>
            <text:p>function myOtherFunc(): string </text:p>
            <text:p>{</text:p>
            <text:p><text:tab/>return „prdel“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.8cm" svg:height="12.202cm" svg:x="1.4cm" svg:y="4.4cm">
          <draw:text-box>
            <text:p>class MyBaseClass</text:p>
            <text:p>{</text:p>
            <text:p><text:tab/>public publicProp: string;</text:p>
            <text:p><text:tab/></text:p>
            <text:p><text:tab/>private privateProp: _x: number;</text:p>
            <text:p/>
            <text:p><text:tab/>readonly y: number;</text:p>
            <text:p/>
            <text:p><text:tab/>constructor(x: number, y: number) </text:p>
            <text:p><text:tab/>{</text:p>
            <text:p><text:tab/><text:tab/>this.privateProp = n;</text:p>
            <text:p><text:tab/><text:tab/>this.y = y;</text:p>
            <text:p><text:tab/>}</text:p>
            <text:p/>
            <text:p><text:tab/>get x(): number { return this._x; }</text:p>
            <text:p><text:tab/>set x(val: number) { this._x = val; 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cm" svg:height="10.796cm" svg:x="2cm" svg:y="5cm">
          <draw:text-box>
            <text:p>class MyChild extends MyBaseClass</text:p>
            <text:p>{</text:p>
            <text:p><text:tab/>public z: number;</text:p>
            <text:p/>
            <text:p><text:tab/>constructor()</text:p>
            <text:p><text:tab/>{</text:p>
            <text:p><text:tab/><text:tab/>super(1, 2);</text:p>
            <text:p><text:tab/><text:tab/>this.z = 50;</text:p>
            <text:p><text:tab/>}</text:p>
            <text:p/>
            <text:p><text:tab/>public printProduct(): void</text:p>
            <text:p><text:tab/>{</text:p>
            <text:p><text:tab/><text:tab/>console.log(this.x * this.y * this.z);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ozhraní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3">
              <text:list-item>
                <text:p>Interface</text:p>
              </text:list-item>
              <text:list-item>
                <text:p>Metody</text:p>
              </text:list-item>
              <text:list-item>
                <text:p>Vlastnosti</text:p>
              </text:list-item>
            </text:list>
          </draw:text-box>
        </draw:frame>
        <draw:frame draw:style-name="gr2" draw:text-style-name="P2" draw:layer="layout" svg:width="23.6cm" svg:height="4.469cm" svg:x="1.8cm" svg:y="10.6cm">
          <draw:text-box>
            <text:p>interface MyInterface</text:p>
            <text:p>{</text:p>
            <text:p><text:tab/>doSomething(arg1: string, arg2: number): DOMElement;</text:p>
            <text:p/>
            <text:p><text:tab/>name: string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mpor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ort {MyClass, myFunc} from „path/to/file“</text:p>
              </text:list-item>
              <text:list-item>
                <text:p>import * as MyLib from „path/to/file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3" draw:text-style-name="P2" draw:layer="layout" svg:width="22.615cm" svg:height="4.469cm" svg:x="2.6cm" svg:y="4.8cm">
          <draw:text-box>
            <text:p>function main(): void<text:tab/><text:tab/><text:tab/><text:tab/><text:tab/>// funkce nic nevrací → datový typ void</text:p>
            <text:p>{</text:p>
            <text:p><text:tab/>console.log(„Kill all humans!“);<text:tab/><text:tab/>// console.log – standardní výstup</text:p>
            <text:p>}</text:p>
            <text:p/>
            <text:p>main();<text:tab/><text:tab/><text:tab/><text:tab/><text:tab/><text:tab/><text:tab/><text:tab/>// spustíme funkci mai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2" draw:text-style-name="P2" draw:layer="layout" svg:width="24.4cm" svg:height="1.657cm" svg:x="2.2cm" svg:y="5.2cm">
          <draw:text-box>
            <text:p>tsc src/main.ts<text:tab/><text:tab/># vygeneruje soubor main.js v adresáři src</text:p>
            <text:p>node src/main.js<text:tab/><text:tab/># spustí vygenerovaný soubor a vypíše hlášku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onfigur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ubor tsconfig.json</text:p>
              </text:list-item>
              <text:list-item>
                <text:p>Nastavení kompilátoru</text:p>
              </text:list-item>
              <text:list-item>
                <text:p>Exclude</text:p>
              </text:list-item>
              <text:list-item>
                <text:p>Incl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astavení kompilátoru</text:p>
          </draw:text-box>
        </draw:frame>
        <draw:frame draw:style-name="gr2" draw:text-style-name="P5" draw:layer="layout" svg:width="24.4cm" svg:height="10.796cm" svg:x="2cm" svg:y="4.343cm">
          <draw:text-box>
            <text:p text:style-name="P4">{</text:p>
            <text:p text:style-name="P4"><text:s text:c="4"/>"compilerOptions": {</text:p>
            <text:p text:style-name="P4"><text:s text:c="8"/>"module": "commonjs",</text:p>
            <text:p text:style-name="P4"><text:s text:c="8"/>"removeComments": true,</text:p>
            <text:p text:style-name="P4"><text:s text:c="8"/>"sourceMap": true,</text:p>
            <text:p text:style-name="P4"><text:s text:c="8"/>"target": "ES5"</text:p>
            <text:p text:style-name="P4"><text:s text:c="4"/>},</text:p>
            <text:p text:style-name="P4"><text:s text:c="4"/>"exclude": [</text:p>
            <text:p text:style-name="P4"><text:s text:c="8"/>"node_modules"</text:p>
            <text:p text:style-name="P4"><text:s text:c="4"/>],</text:p>
            <text:p text:style-name="P4"><text:s text:c="4"/>"include": [</text:p>
            <text:p text:style-name="P4"><text:s text:c="8"/>"src/*.ts"</text:p>
            <text:p text:style-name="P4"><text:s text:c="4"/>]</text:p>
            <text:p text:style-name="P4">}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Do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ent – server aplikace</text:p>
              </text:list-item>
              <text:list-item>
                <text:p>klient – jednoduché rozhraní v HTML</text:p>
              </text:list-item>
              <text:list-item>
                <text:p>server – pamatuje si úk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třebné knihov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bpack</text:p>
              </text:list-item>
              <text:list-item>
                <text:p>jquery</text:p>
              </text:list-item>
              <text:list-item>
                <text:p>ts-loader</text:p>
              </text:list-item>
              <text:list-item>
                <text:p>type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Úk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ředmět</text:p>
              </text:list-item>
              <text:list-item>
                <text:p>Stručný popis</text:p>
              </text:list-item>
              <text:list-item>
                <text:p>Datum a čas vytvoření</text:p>
              </text:list-item>
              <text:list-item>
                <text:p>Flag zda je dokončen</text:p>
              </text:list-item>
              <text:list-item>
                <text:p>Identifikátor (automaticky generová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znam úkolů</text:p>
              </text:list-item>
              <text:list-item>
                <text:p>Vytvoření úkolu</text:p>
              </text:list-item>
              <text:list-item>
                <text:p>Zobrazení/editace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Manažer úkol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ytváří úkoly</text:p>
              </text:list-item>
              <text:list-item>
                <text:p>Filtrace dle identifikátoru</text:p>
              </text:list-item>
              <text:list-item>
                <text:p>Mazání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7:48:53.031000000</meta:creation-date>
    <dc:date>2017-12-18T20:23:39.359000000</dc:date>
    <meta:editing-duration>PT1H13M48S</meta:editing-duration>
    <meta:editing-cycles>14</meta:editing-cycles>
    <meta:generator>LibreOffice/5.4.1.2$Windows_x86 LibreOffice_project/ea7cb86e6eeb2bf3a5af73a8f7777ac570321527</meta:generator>
    <meta:document-statistic meta:object-count="98"/>
  </office:meta>
</office:document-meta>
</file>